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0.4827in"/>
    </style:style>
    <style:style style:name="co4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rice</text:p>
          </table:table-cell>
          <table:table-cell table:style-name="ce5" office:value-type="string">
            <text:p>DisplaySprit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1. Town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log</text:p>
          </table:table-cell>
          <table:table-cell office:value-type="string">
            <text:p>Mshrm Log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_coop</text:p>
          </table:table-cell>
          <table:table-cell office:value-type="string">
            <text:p>Incubator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1. Big Robot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modulator</text:p>
          </table:table-cell>
          <table:table-cell office:value-type="string">
            <text:p>S. Modulator</text:p>
          </table:table-cell>
          <table:table-cell office:value-type="float" office:value="500">
            <text:p>500</text:p>
          </table:table-cell>
          <table:table-cell office:value-type="string">
            <text:p>mod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2. Scientist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shooter</text:p>
          </table:table-cell>
          <table:table-cell office:value-type="string">
            <text:p>Seed Shooter</text:p>
          </table:table-cell>
          <table:table-cell office:value-type="float" office:value="250">
            <text:p>25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3. Bridge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lake</text:p>
          </table:table-cell>
          <table:table-cell office:value-type="string">
            <text:p>Lake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 office:value-type="string">
            <text:p>_paddy</text:p>
          </table:table-cell>
          <table:table-cell office:value-type="string">
            <text:p>Rice Paddy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4. Fake Farm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cow</text:p>
          </table:table-cell>
          <table:table-cell office:value-type="string">
            <text:p>Cow</text:p>
          </table:table-cell>
          <table:table-cell office:value-type="float" office:value="1000">
            <text:p>1000</text:p>
          </table:table-cell>
          <table:table-cell office:value-type="string">
            <text:p>cow</text:p>
          </table:table-cell>
          <table:table-cell table:number-columns-repeated="1017"/>
        </table:table-row>
        <table:table-row table:style-name="ro1">
          <table:table-cell office:value-type="string">
            <text:p>_strongsoil</text:p>
          </table:table-cell>
          <table:table-cell office:value-type="string">
            <text:p>Strong Soil</text:p>
          </table:table-cell>
          <table:table-cell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 office:value-type="string">
            <text:p>_hotspot</text:p>
          </table:table-cell>
          <table:table-cell office:value-type="string">
            <text:p>Hotspot</text:p>
          </table:table-cell>
          <table:table-cell office:value-type="float" office:value="420">
            <text:p>420</text:p>
          </table:table-cell>
          <table:table-cell office:value-type="string">
            <text:p>hotspo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5. South City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sprinkler</text:p>
          </table:table-cell>
          <table:table-cell office:value-type="string">
            <text:p>Sprinkler</text:p>
          </table:table-cell>
          <table:table-cell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*</text:p>
          </table:table-cell>
          <table:table-cell table:style-name="ce4" office:value-type="string">
            <text:p>6. Other</text:p>
          </table:table-cell>
          <table:table-cell table:style-name="ce4" table:number-columns-repeated="14"/>
          <table:table-cell table:style-name="ce6" table:number-columns-repeated="1005"/>
        </table:table-row>
        <table:table-row table:style-name="ro1">
          <table:table-cell office:value-type="string">
            <text:p>_beehive</text:p>
          </table:table-cell>
          <table:table-cell office:value-type="string">
            <text:p>Beehiv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_charger</text:p>
          </table:table-cell>
          <table:table-cell office:value-type="string">
            <text:p>Sickle2 Charger</text:p>
          </table:table-cell>
          <table:table-cell office:value-type="float" office:value="2222">
            <text:p>2222</text:p>
          </table:table-cell>
          <table:table-cell office:value-type="string">
            <text:p>chargerplaced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9/13/2019</text:date>, <text:time>23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10T19:10:29.71</meta:creation-date>
    <meta:generator>OpenOffice/4.1.2$Win32 OpenOffice.org_project/412m3$Build-9782</meta:generator>
    <dc:date>2019-09-13T23:00:05.31</dc:date>
    <dc:creator>Seab Dinch</dc:creator>
    <meta:editing-duration>P2DT3H57M58S</meta:editing-duration>
    <meta:editing-cycles>18</meta:editing-cycles>
    <meta:document-statistic meta:table-count="3" meta:cell-count="58" meta:object-count="0"/>
  </office:meta>
</office:document-meta>
</file>